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0110000001D0000004F8A825BC6.gif"/>
  <manifest:file-entry manifest:media-type="image/gif" manifest:full-path="Pictures/100000080000002400000028D44F143F.gif"/>
  <manifest:file-entry manifest:media-type="image/gif" manifest:full-path="Pictures/100000110000001D0000004F2ED18F52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otted"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0000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2.631cm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outline1">
      <style:graphic-properties draw:fill-color="#ffffff" fo:min-height="14.553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outline1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8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fo:text-indent="-0.9cm"/>
      <style:text-properties fo:font-size="20pt"/>
    </style:style>
    <style:style style:name="P8" style:family="paragraph">
      <style:text-properties fo:font-size="12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0cm" fo:margin-right="0cm" fo:text-indent="0cm"/>
      <style:text-properties fo:font-family="'Courier New'" style:font-family-generic="modern" style:font-pitch="fixed" fo:font-size="14pt"/>
    </style:style>
    <style:style style:name="T1" style:family="text">
      <style:text-properties fo:font-size="18pt"/>
    </style:style>
    <style:style style:name="T2" style:family="text">
      <style:text-properties fo:font-size="16pt"/>
    </style:style>
    <style:style style:name="T3" style:family="text">
      <style:text-properties fo:font-size="12pt"/>
    </style:style>
    <style:style style:name="T4" style:family="text">
      <style:text-properties fo:font-family="'DejaVu Sans'" style:font-family-generic="swiss" style:font-pitch="variable" fo:font-size="14pt"/>
    </style:style>
    <style:style style:name="T5" style:family="text">
      <style:text-properties fo:font-family="'Courier New'" style:font-family-generic="modern" style:font-pitch="fixed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10.834cm" svg:y1="8.331cm" svg:x2="27.88cm" svg:y2="8.324cm">
          <text:p text:style-name="P2"/>
        </draw:line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Fonctionnement général</text:p>
          </draw:text-box>
        </draw:frame>
        <draw:rect draw:style-name="gr2" draw:text-style-name="P1" draw:layer="layout" svg:width="6.219cm" svg:height="5cm" svg:x="16.781cm" svg:y="9.5cm">
          <text:p text:style-name="P2"/>
        </draw:rect>
        <draw:frame draw:style-name="gr3" draw:text-style-name="P3" draw:layer="layout" svg:width="3.529cm" svg:height="1cm" svg:x="16.823cm" svg:y="13.429cm">
          <draw:text-box>
            <text:p text:style-name="P2"><text:span text:style-name="T1">Simulateur</text:span></text:p>
          </draw:text-box>
        </draw:frame>
        <draw:rect draw:style-name="gr4" draw:text-style-name="P5" draw:layer="layout" svg:width="4cm" svg:height="1cm" svg:x="18.1cm" svg:y="15.5cm">
          <text:p text:style-name="P4"><text:span text:style-name="T1">Agent</text:span></text:p>
        </draw:rect>
        <draw:rect draw:style-name="gr4" draw:text-style-name="P5" draw:layer="layout" svg:width="4cm" svg:height="1cm" svg:x="18.1cm" svg:y="17.6cm">
          <text:p text:style-name="P4"><text:span text:style-name="T1">AgentMover</text:span></text:p>
        </draw:rect>
        <draw:rect draw:style-name="gr4" draw:text-style-name="P5" draw:layer="layout" svg:width="4.663cm" svg:height="1cm" svg:x="10.906cm" svg:y="11.536cm">
          <text:p text:style-name="P4"><text:span text:style-name="T1">AgentChooser</text:span></text:p>
        </draw:rect>
        <draw:rect draw:style-name="gr4" draw:text-style-name="P5" draw:layer="layout" svg:width="3.5cm" svg:height="1cm" svg:x="24.189cm" svg:y="11.575cm">
          <text:p text:style-name="P4"><text:span text:style-name="T1">Stats</text:span></text:p>
        </draw:rect>
        <draw:rect draw:style-name="gr4" draw:text-style-name="P5" draw:layer="layout" svg:width="3cm" svg:height="1cm" svg:x="18.606cm" svg:y="11.25cm">
          <text:p text:style-name="P4"><text:span text:style-name="T1">Graph</text:span></text:p>
        </draw:rect>
        <draw:custom-shape draw:style-name="gr5" draw:text-style-name="P1" draw:layer="layout" svg:width="1.058cm" svg:height="0.5cm" svg:x="15.642cm" svg:y="11.785cm">
          <text:p text:style-name="P2"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.058cm" svg:height="0.5cm" svg:x="23.042cm" svg:y="11.785cm">
          <text:p text:style-name="P2"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0.644cm" svg:height="0.894cm" svg:x="19.718cm" svg:y="14.588cm">
          <text:p text:style-name="P2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0.644cm" svg:height="0.894cm" svg:x="19.718cm" svg:y="16.588cm">
          <text:p text:style-name="P2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2" draw:text-style-name="P7" draw:layer="layout" svg:width="10.119cm" svg:height="14.553cm" svg:x="0.536cm" svg:y="4.683cm" presentation:class="outline" presentation:user-transformed="true">
          <draw:text-box>
            <text:list text:style-name="L2">
              <text:list-item>
                <text:p text:style-name="P6"><text:span text:style-name="T2">GUI indépendant du simulateur : Mécanisme de files Evenements/Aquitements</text:span></text:p>
              </text:list-item>
            </text:list>
            <text:list text:style-name="L2">
              <text:list-item>
                <text:p text:style-name="P6"><text:span text:style-name="T2">Modularité de la partie simulation</text:span></text:p>
              </text:list-item>
            </text:list>
            <text:list text:style-name="L2">
              <text:list-item>
                <text:p text:style-name="P6"><text:span text:style-name="T2"/></text:p>
              </text:list-item>
            </text:list>
          </draw:text-box>
        </draw:frame>
        <draw:g>
          <draw:line draw:style-name="gr6" draw:text-style-name="P1" draw:layer="layout" svg:x1="14.013cm" svg:y1="14.911cm" svg:x2="14.013cm" svg:y2="16.913cm">
            <text:p text:style-name="P2"/>
          </draw:line>
          <draw:line draw:style-name="gr6" draw:text-style-name="P1" draw:layer="layout" svg:x1="14.713cm" svg:y1="14.911cm" svg:x2="14.713cm" svg:y2="16.913cm">
            <text:p text:style-name="P2"/>
          </draw:line>
        </draw:g>
        <draw:rect draw:style-name="gr7" draw:text-style-name="P1" draw:layer="layout" svg:width="0.5cm" svg:height="0.429cm" svg:x="14.121cm" svg:y="16.476cm">
          <text:p text:style-name="P2"/>
        </draw:rect>
        <draw:frame draw:style-name="gr8" draw:layer="layout" svg:width="4.024cm" svg:height="0.962cm" svg:x="22.886cm" svg:y="7.45cm">
          <draw:text-box>
            <text:p text:style-name="P2">Aquitements</text:p>
          </draw:text-box>
        </draw:frame>
        <draw:frame draw:style-name="gr8" draw:layer="layout" svg:width="4.024cm" svg:height="0.962cm" svg:x="13.87cm" svg:y="7.568cm">
          <draw:text-box>
            <text:p text:style-name="P2">Evenements</text:p>
          </draw:text-box>
        </draw:frame>
        <draw:rect draw:style-name="gr2" draw:text-style-name="P1" draw:layer="layout" svg:width="10.235cm" svg:height="3.202cm" svg:x="15.527cm" svg:y="3.83cm">
          <text:p text:style-name="P2"/>
        </draw:rect>
        <draw:frame draw:style-name="gr8" draw:layer="layout" svg:width="7.69cm" svg:height="0.962cm" svg:x="15.457cm" svg:y="3.899cm">
          <draw:text-box>
            <text:p text:style-name="P2">Interface graphique (GUI)</text:p>
          </draw:text-box>
        </draw:frame>
        <draw:frame draw:style-name="gr9" draw:text-style-name="P1" draw:id="id2" draw:layer="layout" svg:width="0.952cm" svg:height="1.057cm" svg:x="17.119cm" svg:y="4.921cm">
          <draw:image xlink:href="Pictures/100000080000002400000028D44F143F.gif" xlink:type="simple" xlink:show="embed" xlink:actuate="onLoad">
            <text:p text:style-name="P2"/>
          </draw:image>
        </draw:frame>
        <draw:rect draw:style-name="gr2" draw:text-style-name="P1" draw:layer="layout" svg:width="0.715cm" svg:height="0.874cm" svg:x="16.906cm" svg:y="5.555cm">
          <text:p text:style-name="P2"/>
        </draw:rect>
        <draw:frame draw:style-name="gr8" draw:text-style-name="P8" draw:layer="layout" svg:width="0.739cm" svg:height="0.725cm" svg:x="16.906cm" svg:y="6.27cm">
          <draw:text-box>
            <text:p text:style-name="P2"><text:span text:style-name="T3">1</text:span></text:p>
          </draw:text-box>
        </draw:frame>
        <draw:line draw:style-name="gr6" draw:text-style-name="P1" draw:layer="layout" svg:x1="17.753cm" svg:y1="6.059cm" svg:x2="21.51cm" svg:y2="6.059cm">
          <text:p text:style-name="P2"/>
        </draw:line>
        <draw:rect draw:style-name="gr2" draw:text-style-name="P1" draw:layer="layout" svg:width="0.715cm" svg:height="0.874cm" svg:x="21.707cm" svg:y="5.555cm">
          <text:p text:style-name="P2"/>
        </draw:rect>
        <draw:frame draw:style-name="gr8" draw:text-style-name="P8" draw:layer="layout" svg:width="0.739cm" svg:height="0.725cm" svg:x="21.707cm" svg:y="6.27cm">
          <draw:text-box>
            <text:p text:style-name="P2"><text:span text:style-name="T3">2</text:span></text:p>
          </draw:text-box>
        </draw:frame>
        <draw:frame draw:style-name="gr9" draw:text-style-name="P1" draw:id="id1" draw:layer="layout" svg:width="0.732cm" svg:height="2.069cm" svg:x="18.234cm" svg:y="7.219cm">
          <draw:image xlink:href="Pictures/100000110000001D0000004F8A825BC6.gif" xlink:type="simple" xlink:show="embed" xlink:actuate="onLoad">
            <text:p text:style-name="P2"/>
          </draw:image>
        </draw:frame>
        <draw:g>
          <draw:line draw:style-name="gr6" draw:text-style-name="P1" draw:layer="layout" svg:x1="14.013cm" svg:y1="14.911cm" svg:x2="14.013cm" svg:y2="16.913cm">
            <text:p text:style-name="P2"/>
          </draw:line>
          <draw:line draw:style-name="gr6" draw:text-style-name="P1" draw:layer="layout" svg:x1="14.713cm" svg:y1="14.911cm" svg:x2="14.713cm" svg:y2="16.913cm">
            <text:p text:style-name="P2"/>
          </draw:line>
        </draw:g>
        <draw:rect draw:style-name="gr7" draw:text-style-name="P1" draw:layer="layout" svg:width="0.5cm" svg:height="0.429cm" svg:x="14.121cm" svg:y="16.476cm">
          <text:p text:style-name="P2"/>
        </draw:rect>
        <draw:g>
          <draw:line draw:style-name="gr6" draw:text-style-name="P1" draw:layer="layout" svg:x1="12.532cm" svg:y1="14.806cm" svg:x2="12.532cm" svg:y2="16.808cm">
            <text:p text:style-name="P2"/>
          </draw:line>
          <draw:line draw:style-name="gr6" draw:text-style-name="P1" draw:layer="layout" svg:x1="13.232cm" svg:y1="14.806cm" svg:x2="13.232cm" svg:y2="16.808cm">
            <text:p text:style-name="P2"/>
          </draw:line>
        </draw:g>
        <draw:g>
          <draw:line draw:style-name="gr6" draw:text-style-name="P1" draw:layer="layout" svg:x1="12.532cm" svg:y1="14.806cm" svg:x2="12.532cm" svg:y2="16.808cm">
            <text:p text:style-name="P2"/>
          </draw:line>
          <draw:line draw:style-name="gr6" draw:text-style-name="P1" draw:layer="layout" svg:x1="13.232cm" svg:y1="14.806cm" svg:x2="13.232cm" svg:y2="16.808cm">
            <text:p text:style-name="P2"/>
          </draw:line>
        </draw:g>
        <draw:rect draw:style-name="gr7" draw:text-style-name="P1" draw:layer="layout" svg:width="0.5cm" svg:height="0.429cm" svg:x="12.64cm" svg:y="16.371cm">
          <text:p text:style-name="P2"/>
        </draw:rect>
        <draw:frame draw:style-name="gr9" draw:text-style-name="P1" draw:layer="layout" svg:width="0.732cm" svg:height="2.069cm" svg:x="20.563cm" svg:y="7.222cm">
          <draw:image xlink:href="Pictures/100000110000001D0000004F2ED18F52.gif" xlink:type="simple" xlink:show="embed" xlink:actuate="onLoad">
            <text:p text:style-name="P2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entrance" presentation:preset-id="ooo-entrance-appear">
                  <anim:set smil:begin="0s" smil:dur="0.0000005s" smil:fill="hold" smil:targetElement="id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0" draw:layer="layout" svg:width="14.848cm" svg:height="11.135cm" svg:x="3.07cm" svg:y="2.257cm" draw:page-number="1" presentation:class="page"/>
          <draw:frame presentation:style-name="pr3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9">
        <office:forms form:automatic-focus="false" form:apply-design-mode="false"/>
        <draw:frame presentation:style-name="pr4" draw:text-style-name="P7" draw:layer="layout" svg:width="25.199cm" svg:height="13.86cm" svg:x="1.4cm" svg:y="4.914cm" presentation:class="outline">
          <draw:text-box>
            <text:p text:style-name="P6"/>
          </draw:text-box>
        </draw:frame>
        <draw:frame draw:style-name="gr11" draw:text-style-name="P2" draw:layer="layout" svg:width="15.736cm" svg:height="1.187cm" svg:x="4.038cm" svg:y="7.45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Propriétés des sommets</text:p>
          </draw:text-box>
        </draw:frame>
        <draw:frame draw:style-name="gr12" draw:text-style-name="P10" draw:layer="layout" svg:width="14.205cm" svg:height="12.881cm" svg:x="0.556cm" svg:y="5.361cm">
          <draw:text-box>
            <text:p text:style-name="P2"><text:span text:style-name="T4">public class StupidIncrement extends Agent {</text:span></text:p>
            <text:p text:style-name="P2"><text:span text:style-name="T4"/></text:p>
            <text:p text:style-name="P2"><text:span text:style-name="T4"><text:s text:c="4"/></text:span><text:span text:style-name="T4">protected void init() {</text:span></text:p>
            <text:p text:style-name="P2"><text:span text:style-name="T4"/></text:p>
            <text:p text:style-name="P2"><text:span text:style-name="T4"><text:s text:c="8"/></text:span><text:span text:style-name="T4">lockVertexProperties();</text:span></text:p>
            <text:p text:style-name="P2"><text:span text:style-name="T4"><text:s text:c="8"/></text:span><text:span text:style-name="T4">try {</text:span></text:p>
            <text:p text:style-name="P2"><text:span text:style-name="T4"><text:s text:c="12"/></text:span><text:span text:style-name="T4">Integer i = (Integer)getVertexProperty("test");</text:span></text:p>
            <text:p text:style-name="P2"><text:span text:style-name="T4"><text:s text:c="12"/></text:span><text:span text:style-name="T4">i = new Integer(i.intValue() + 1);</text:span></text:p>
            <text:p text:style-name="P2"><text:span text:style-name="T4"><text:s text:c="12"/></text:span><text:span text:style-name="T4">setVertexProperty("test",i);</text:span></text:p>
            <text:p text:style-name="P2"><text:span text:style-name="T4"><text:s text:c="8"/></text:span><text:span text:style-name="T4">} catch (NoSuchElementException e) {</text:span></text:p>
            <text:p text:style-name="P2"><text:span text:style-name="T4"><text:s text:c="12"/></text:span><text:span text:style-name="T4">setVertexProperty("test",new Integer(1));</text:span></text:p>
            <text:p text:style-name="P2"><text:span text:style-name="T4"><text:s text:c="8"/></text:span><text:span text:style-name="T4">}</text:span></text:p>
            <text:p text:style-name="P2"><text:span text:style-name="T4"><text:s text:c="8"/></text:span><text:span text:style-name="T4">unlockVertexProperties();</text:span></text:p>
            <text:p text:style-name="P2"><text:span text:style-name="T4"/></text:p>
            <text:p text:style-name="P2"><text:span text:style-name="T4"><text:s text:c="4"/></text:span><text:span text:style-name="T4">}</text:span></text:p>
            <text:p text:style-name="P2"><text:span text:style-name="T4"/></text:p>
            <text:p text:style-name="P2"><text:span text:style-name="T4">}</text:span></text:p>
            <text:p text:style-name="P2"><text:span text:style-name="T5"/></text:p>
          </draw:text-box>
        </draw:frame>
        <presentation:notes draw:style-name="dp2">
          <draw:page-thumbnail draw:style-name="gr10" draw:layer="layout" svg:width="14.848cm" svg:height="11.135cm" svg:x="3.07cm" svg:y="2.257cm" draw:page-number="2" presentation:class="page"/>
          <draw:frame presentation:style-name="pr3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office:forms form:automatic-focus="false" form:apply-design-mode="false"/>
        <draw:frame presentation:style-name="pr4" draw:text-style-name="P7" draw:layer="layout" svg:width="25.199cm" svg:height="13.86cm" svg:x="1.4cm" svg:y="4.914cm" presentation:class="outline">
          <draw:text-box>
            <text:p text:style-name="P6"/>
          </draw:text-box>
        </draw:frame>
        <draw:frame draw:style-name="gr11" draw:text-style-name="P3" draw:layer="layout" svg:width="15.736cm" svg:height="1.187cm" svg:x="4.038cm" svg:y="7.45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Déplacement des agents</text:p>
          </draw:text-box>
        </draw:frame>
        <draw:frame draw:style-name="gr12" draw:text-style-name="P3" draw:layer="layout" svg:width="17.546cm" svg:height="12.881cm" svg:x="0cm" svg:y="5.361cm">
          <draw:text-box>
            <text:p text:style-name="P2"><text:span text:style-name="T4">public class RecogniseAgent extends Agent {</text:span></text:p>
            <text:p text:style-name="P2"><text:span text:style-name="T4"><text:s text:c="4"/></text:span><text:span text:style-name="T4">protected void init() {</text:span></text:p>
            <text:p text:style-name="P2"><text:span text:style-name="T4"><text:s text:c="8"/></text:span><text:span text:style-name="T4">setAgentMover("LinearAgentMover");</text:span></text:p>
            <text:p text:style-name="P2"><text:span text:style-name="T4"><text:s text:c="8"/></text:span><text:span text:style-name="T4">do {</text:span></text:p>
            <text:p text:style-name="P2"><text:span text:style-name="T4"><text:s text:c="12"/></text:span><text:span text:style-name="T4">Integer nbPassages;</text:span></text:p>
            <text:p text:style-name="P2"><text:span text:style-name="T4"><text:s text:c="11"/></text:span><text:span text:style-name="T4">try {</text:span></text:p>
            <text:p text:style-name="P2"><text:span text:style-name="T4"><text:s text:c="16"/></text:span><text:span text:style-name="T4">nbPassages = (Integer) getVertexProperty("nbPassages");</text:span></text:p>
            <text:p text:style-name="P2"><text:span text:style-name="T4"><text:s text:c="12"/></text:span><text:span text:style-name="T4">} catch (NoSuchElementException e) {</text:span></text:p>
            <text:p text:style-name="P2"><text:span text:style-name="T4"><text:s text:c="16"/></text:span><text:span text:style-name="T4">nbPassages = 0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bPassages = new Integer(nbPassages.intValue() + 1);</text:span></text:p>
            <text:p text:style-name="P2"><text:span text:style-name="T4"><text:s text:c="12"/></text:span><text:span text:style-name="T4">setVertexProperty("nbPassages", nbPassages);</text:span></text:p>
            <text:p text:style-name="P2"><text:span text:style-name="T4"/></text:p>
            <text:p text:style-name="P2"><text:span text:style-name="T4"><text:s text:c="12"/></text:span><text:span text:style-name="T4">move();</text:span></text:p>
            <text:p text:style-name="P2"><text:span text:style-name="T4"><text:s text:c="8"/></text:span><text:span text:style-name="T4">} while (true);</text:span></text:p>
            <text:p text:style-name="P2"><text:span text:style-name="T4"><text:s text:c="4"/></text:span><text:span text:style-name="T4">}</text:span></text:p>
            <text:p text:style-name="P2"><text:span text:style-name="T4">}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0" draw:layer="layout" svg:width="14.848cm" svg:height="11.135cm" svg:x="3.07cm" svg:y="2.257cm" draw:page-number="3" presentation:class="page"/>
          <draw:frame presentation:style-name="pr3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Arial" style:font-pitch-asian="variable" style:font-size-asian="24pt" style:language-asian="none" style:country-asian="none" style:font-family-complex="Arial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stroke-linejoin="round" draw:fill="solid" draw:fill-color="#99ccff" draw:fill-gradient-name="Gradient_20_7" draw:fill-hatch-name="Hatch_20_1" draw:fill-image-name="Bitmape_20_1" fo:padding-top="0.125cm" fo:padding-bottom="0.125cm" fo:padding-left="0.25cm" fo:padding-right="0.25cm" draw:shadow="visible" draw:shadow-offset-x="0cm" draw:shadow-offset-y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4-23T21:49:12</meta:creation-date>
    <dc:date>2006-04-25T23:44:35</dc:date>
    <dc:language>fr-FR</dc:language>
    <meta:editing-cycles>7</meta:editing-cycles>
    <meta:editing-duration>PT3H24M25S</meta:editing-duration>
    <meta:user-defined meta:name="Info 1"/>
    <meta:user-defined meta:name="Info 2"/>
    <meta:user-defined meta:name="Info 3"/>
    <meta:user-defined meta:name="Info 4"/>
    <meta:document-statistic meta:object-count="76"/>
  </office:meta>
</office:document-meta>
</file>